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164cm" fo:min-width="9.025cm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3.179cm" fo:min-width="7.755cm"/>
    </style:style>
    <style:style style:name="gr4" style:family="graphic" style:parent-style-name="standard">
      <style:graphic-properties draw:fill-color="#ffe5ca" draw:textarea-horizontal-align="justify" draw:textarea-vertical-align="middle" draw:auto-grow-height="false" fo:min-height="2.29cm" fo:min-width="7.755cm"/>
    </style:style>
    <style:style style:name="gr5" style:family="graphic" style:parent-style-name="standard">
      <style:graphic-properties draw:stroke="none" svg:stroke-color="#000000" draw:fill="none" draw:fill-color="#ffffff" fo:min-height="1.528cm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9.148cm" fo:min-width="6.86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2.671cm" fo:min-width="4.453cm"/>
    </style:style>
    <style:style style:name="gr9" style:family="graphic" style:parent-style-name="standard">
      <style:graphic-properties draw:stroke="none" svg:stroke-color="#000000" draw:fill="none" draw:fill-color="#ffffff" fo:min-height="1.781cm"/>
    </style:style>
    <style:style style:name="gr10" style:family="graphic" style:parent-style-name="standard">
      <style:graphic-properties draw:fill-color="#e0efd4" draw:textarea-horizontal-align="justify" draw:textarea-vertical-align="middle" draw:auto-grow-height="false" fo:min-height="4.322cm" fo:min-width="5.469cm"/>
    </style:style>
    <style:style style:name="gr11" style:family="graphic" style:parent-style-name="standard">
      <style:graphic-properties draw:fill-color="#ed1c24" draw:textarea-horizontal-align="justify" draw:textarea-vertical-align="middle" draw:auto-grow-height="false" fo:min-height="1.528cm" fo:min-width="2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ffe5ca"/>
      <style:paragraph-properties fo:text-align="center"/>
    </style:style>
    <style:style style:name="P5" style:family="paragraph">
      <loext:graphic-properties draw:fill-color="#72bf4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0efd4"/>
      <style:paragraph-properties fo:text-align="center"/>
    </style:style>
    <style:style style:name="P8" style:family="paragraph">
      <loext:graphic-properties draw:fill-color="#ed1c2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25cm" svg:height="10.414cm" svg:x="10.144cm" svg:y="1.7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747cm" svg:height="1.397cm" svg:x="10.144cm" svg:y="1.889cm">
          <draw:text-box>
            <text:p>STORE</text:p>
          </draw:text-box>
        </draw:frame>
        <draw:g xml:id="id3" draw:id="id3">
          <draw:custom-shape draw:style-name="gr3" draw:text-style-name="P3" draw:layer="layout" svg:width="8.255cm" svg:height="3.429cm" svg:x="10.652cm" svg:y="3.15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7.747cm" svg:height="3.095cm" svg:x="10.779cm" svg:y="3.286cm">
            <draw:text-box>
              <text:p>STATE</text:p>
              <text:list text:style-name="L1">
                <text:list-item>
                  <text:p>peoples</text:p>
                  <text:list>
                    <text:list-item>
                      <text:p>isFetching</text:p>
                    </text:list-item>
                    <text:list-item>
                      <text:p>peoples</text:p>
                    </text:list-item>
                  </text:list>
                </text:list-item>
              </text:list>
            </draw:text-box>
          </draw:frame>
        </draw:g>
        <draw:g xml:id="id2" draw:id="id2">
          <draw:custom-shape draw:style-name="gr4" draw:text-style-name="P4" draw:layer="layout" svg:width="8.255cm" svg:height="2.54cm" svg:x="10.652cm" svg:y="6.84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2" draw:layer="layout" svg:width="4.901cm" svg:height="1.778cm" svg:x="10.652cm" svg:y="6.842cm">
            <draw:text-box>
              <text:p>REDUCER</text:p>
            </draw:text-box>
          </draw:frame>
        </draw:g>
        <draw:custom-shape draw:style-name="gr6" draw:text-style-name="P5" xml:id="id1" draw:id="id1" draw:layer="layout" svg:width="7.366cm" svg:height="9.398cm" svg:x="1.635cm" svg:y="2.651cm">
          <text:p/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0.652cm" svg:y1="4.937cm" svg:x2="6.842cm" svg:y2="5.191cm">
          <text:p/>
        </draw:line>
        <draw:frame draw:style-name="gr2" draw:text-style-name="P2" draw:layer="layout" svg:width="4.064cm" svg:height="1.397cm" svg:x="1.762cm" svg:y="2.778cm">
          <draw:text-box>
            <text:p>APP</text:p>
          </draw:text-box>
        </draw:frame>
        <draw:g>
          <draw:custom-shape draw:style-name="gr8" draw:text-style-name="P3" draw:layer="layout" svg:width="4.953cm" svg:height="2.921cm" svg:x="2.016cm" svg:y="3.667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4.649cm" svg:height="2.384cm" svg:x="2.092cm" svg:y="3.775cm">
            <draw:text-box>
              <text:p>PROPS</text:p>
              <text:list text:style-name="L1">
                <text:list-item>
                  <text:p>isFetching</text:p>
                </text:list-item>
                <text:list-item>
                  <text:p>peoples</text:p>
                </text:list-item>
              </text:list>
            </draw:text-box>
          </draw:frame>
        </draw:g>
        <draw:custom-shape draw:style-name="gr10" draw:text-style-name="P7" draw:layer="layout" svg:width="5.969cm" svg:height="4.572cm" svg:x="2.397cm" svg:y="7.09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56cm" svg:height="1.397cm" svg:x="2.524cm" svg:y="7.096cm">
          <draw:text-box>
            <text:p>PEOPLES</text:p>
          </draw:text-box>
        </draw:frame>
        <draw:g>
          <draw:custom-shape draw:style-name="gr8" draw:text-style-name="P3" draw:layer="layout" svg:width="4.953cm" svg:height="2.921cm" svg:x="2.905cm" svg:y="8.239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4.649cm" svg:height="2.031cm" svg:x="2.981cm" svg:y="8.347cm">
            <draw:text-box>
              <text:p>PROPS</text:p>
              <text:list text:style-name="L1">
                <text:list-item>
                  <text:p>peoples</text:p>
                </text:list-item>
              </text:list>
            </draw:text-box>
          </draw:frame>
        </draw:g>
        <draw:line draw:style-name="gr7" draw:text-style-name="P6" draw:layer="layout" svg:x1="4.556cm" svg:y1="6.588cm" svg:x2="5.064cm" svg:y2="8.366cm">
          <text:p/>
        </draw:line>
        <draw:connector draw:style-name="gr7" draw:text-style-name="P6" draw:layer="layout" draw:type="curve" svg:x1="5.318cm" svg:y1="12.049cm" svg:x2="14.779cm" svg:y2="9.382cm" draw:start-shape="id1" draw:start-glue-point="2" draw:end-shape="id2" svg:d="M5318 12049c0 751 9461 2085 9461-2667" svg:viewBox="0 0 9462 3430">
          <text:p/>
        </draw:connector>
        <draw:custom-shape draw:style-name="gr11" draw:text-style-name="P8" draw:layer="layout" svg:width="3.429cm" svg:height="1.778cm" svg:x="8.366cm" svg:y="12.43cm">
          <text:p text:style-name="P1">ACTION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curve" svg:x1="14.779cm" svg:y1="6.588cm" svg:x2="18.907cm" svg:y2="4.873cm" draw:start-shape="id3" draw:start-glue-point="2" draw:end-shape="id3" svg:d="M14779 6588c0 750 2314 625 3534 9s1344-1724 594-1724" svg:viewBox="0 0 4595 22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1T07:11:45.637062232</meta:creation-date>
    <dc:date>2019-06-21T07:21:09.179632277</dc:date>
    <meta:editing-duration>PT9M24S</meta:editing-duration>
    <meta:editing-cycles>1</meta:editing-cycles>
    <meta:document-statistic meta:object-count="23"/>
    <meta:generator>LibreOffice/6.0.7.3$Linux_X86_64 LibreOffice_project/00m0$Build-3</meta:generator>
  </office:meta>
</office:document-meta>
</file>